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7" manifest:media-type=""/>
  <manifest:file-entry manifest:full-path="ObjectReplacements/Object 25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"/>
  <manifest:file-entry manifest:full-path="ObjectReplacements/Object 50" manifest:media-type=""/>
  <manifest:file-entry manifest:full-path="ObjectReplacements/Object 35" manifest:media-type="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24" manifest:media-type=""/>
  <manifest:file-entry manifest:full-path="ObjectReplacements/Object 36" manifest:media-type="application/x-openoffice-gdimetafile;windows_formatname=&quot;GDIMetaFile&quot;"/>
  <manifest:file-entry manifest:full-path="ObjectReplacements/Object 54" manifest:media-type="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10" manifest:media-type=""/>
  <manifest:file-entry manifest:full-path="ObjectReplacements/Object 18" manifest:media-type=""/>
  <manifest:file-entry manifest:full-path="ObjectReplacements/Object 67" manifest:media-type="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68" manifest:media-type="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69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9" manifest:media-type="application/x-openoffice-gdimetafile;windows_formatname=&quot;GDIMetaFile&quot;"/>
  <manifest:file-entry manifest:full-path="ObjectReplacements/Object 66" manifest:media-type=""/>
  <manifest:file-entry manifest:full-path="ObjectReplacements/Object 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6" manifest:media-type=""/>
  <manifest:file-entry manifest:full-path="ObjectReplacements/Object 29" manifest:media-type=""/>
  <manifest:file-entry manifest:full-path="ObjectReplacements/Object 57" manifest:media-type="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4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 style:script-type="latin"/>
    </style:style>
    <style:style style:name="P2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6acd7" officeooo:paragraph-rsid="0026acd7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1bdae" officeooo:paragraph-rsid="0011bda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4" style:family="paragraph" style:parent-style-name="Standard">
      <style:paragraph-properties fo:line-height="115%"/>
      <style:text-properties style:font-name="Liberation Sans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5" style:family="paragraph">
      <loext:graphic-properties draw:fill="none"/>
    </style:style>
    <style:style style:name="P6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fo:font-style="italic" style:text-underline-style="wave" style:text-underline-width="auto" style:text-underline-color="font-color" fo:font-weight="bold" officeooo:rsid="00254e3e" officeooo:paragraph-rsid="00254e3e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 style:script-type="latin"/>
    </style:style>
    <style:style style:name="P7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fo:font-style="italic" style:text-underline-style="wave" style:text-underline-width="auto" style:text-underline-color="font-color" fo:font-weight="bold" officeooo:rsid="00254e3e" officeooo:paragraph-rsid="0011bdae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 style:script-type="latin"/>
    </style:style>
    <style:style style:name="P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a1f7c" officeooo:paragraph-rsid="0011bda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9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a1f7c" officeooo:paragraph-rsid="001a1f7c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0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11bdae" officeooo:paragraph-rsid="0011bdae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1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1bdae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54e3e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4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134436" officeooo:paragraph-rsid="00134436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5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6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4436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54e3e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8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254e3e" officeooo:paragraph-rsid="00254e3e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9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0" style:family="paragraph" style:parent-style-name="Table_20_Contents">
      <style:paragraph-properties fo:line-height="115%"/>
      <style:text-properties style:font-name="Liberation Sans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1" style:family="paragraph" style:parent-style-name="Table_20_Contents">
      <style:paragraph-properties fo:line-height="115%"/>
      <style:text-properties style:font-name="Liberation Sans" fo:font-size="13pt" fo:language="zxx" fo:country="none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6acd7" officeooo:paragraph-rsid="0026acd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3" style:family="paragraph" style:parent-style-name="Standard">
      <style:paragraph-properties fo:line-height="115%" fo:break-before="page"/>
      <style:text-properties style:font-name="Liberation Sans" fo:font-size="13pt" fo:language="zxx" fo:country="none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4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26e87" officeooo:paragraph-rsid="00226e8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5" style:family="paragraph" style:parent-style-name="Table_20_Contents">
      <style:paragraph-properties fo:line-height="115%"/>
      <style:text-properties style:font-name="Liberation Sans" fo:font-size="13pt" fo:language="zxx" fo:country="none" officeooo:rsid="00226e87" officeooo:paragraph-rsid="00226e87" style:font-size-asian="13pt" style:language-asian="zxx" style:country-asian="none" style:font-size-complex="13pt" style:language-complex="zxx" style:country-complex="none" style:script-type="latin"/>
    </style:style>
    <style:style style:name="P26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style:text-underline-style="wave" style:text-underline-width="auto" style:text-underline-color="font-color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3938d" officeooo:paragraph-rsid="0023938d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16ff5a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9" style:family="paragraph" style:parent-style-name="Standard">
      <style:paragraph-properties fo:line-height="115%" fo:break-before="page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738f0" officeooo:paragraph-rsid="002738f0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Sans" fo:font-size="20pt" fo:language="zxx" fo:country="none" fo:font-weight="bold" officeooo:rsid="0016ff5a" officeooo:paragraph-rsid="0016ff5a" style:font-size-asian="20pt" style:language-asian="zxx" style:country-asian="none" style:font-weight-asian="bold" style:font-size-complex="20pt" style:language-complex="zxx" style:country-complex="none" style:font-weight-complex="bold" style:script-type="latin"/>
    </style:style>
    <style:style style:name="P31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2738f0" officeooo:paragraph-rsid="002738f0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3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738f0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1bf0e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4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5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738f0" officeooo:paragraph-rsid="002738f0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6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7fda7" officeooo:paragraph-rsid="0027fda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3938d" officeooo:paragraph-rsid="0027fda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75f71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9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40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175f71" officeooo:paragraph-rsid="00175f71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41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175f71" officeooo:paragraph-rsid="00175f71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42" style:family="paragraph" style:parent-style-name="Standard">
      <style:paragraph-properties fo:line-height="115%" fo:break-before="page"/>
      <style:text-properties style:font-name="Liberation Sans" fo:font-size="13pt" fo:language="zxx" fo:country="none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T1" style:family="text">
      <style:text-properties officeooo:rsid="00254e3e"/>
    </style:style>
    <style:style style:name="T2" style:family="text">
      <style:text-properties officeooo:rsid="0011bdae"/>
    </style:style>
    <style:style style:name="T3" style:family="text">
      <style:text-properties officeooo:rsid="001bf0e7"/>
    </style:style>
    <style:style style:name="T4" style:family="text">
      <style:text-properties officeooo:rsid="0026acd7"/>
    </style:style>
    <style:style style:name="T5" style:family="text">
      <style:text-properties officeooo:rsid="001318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wave" style:text-underline-width="auto" style:text-underline-color="font-color"/>
    </style:style>
    <style:style style:name="T8" style:family="text">
      <style:text-properties officeooo:rsid="002738f0"/>
    </style:style>
    <style:style style:name="T9" style:family="text">
      <style:text-properties officeooo:rsid="0027fda7"/>
    </style:style>
    <style:style style:name="T10" style:family="text">
      <style:text-properties officeooo:rsid="002a0f5c"/>
    </style:style>
    <style:style style:name="T11" style:family="text">
      <style:text-properties fo:font-style="italic" style:text-underline-style="solid" style:text-underline-width="auto" style:text-underline-color="font-color" officeooo:rsid="0023938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officeooo:rsid="0023938d"/>
    </style:style>
    <style:style style:name="T14" style:family="text">
      <style:text-properties fo:font-style="italic" style:text-underline-style="solid" style:text-underline-width="auto" style:text-underline-color="font-color" officeooo:rsid="002738f0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style:protect="none" style:wrap="parallel" style:number-wrapped-paragraphs="no-limit" style:wrap-contour="false" style:vertical-pos="from-top" draw:wrap-influence-on-position="once-concurrent" loext:allow-overlap="true" draw:ole-draw-aspect="1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609cm" fo:min-width="17.52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7.107cm" fo:min-width="17.5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5.777cm" fo:min-width="17.57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8.654cm" fo:min-width="16.67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5.584cm" fo:min-width="16.6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1.067cm" fo:min-width="17.33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3.765cm" fo:min-width="17.7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1.906cm" fo:min-width="17.91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228cm" fo:min-width="17.81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985cm" fo:min-width="17.20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борки</text:p>
      <text:p text:style-name="P2">Замечание:</text:p>
      <text:p text:style-name="P3">Отличие теории вероятности от математической статистики – в статистике неизвестна функция распределения (например, задача оценить <text:span text:style-name="T1">вес</text:span> кильки в балтийском море, пытаемся спрогнозировать вес рыб путём вылавливания).</text:p>
      <text:p text:style-name="P4"/>
      <text:p text:style-name="P4">Пусть <draw:frame draw:style-name="fr1" draw:name="Объект2" text:anchor-type="as-char" svg:y="-0.379cm" svg:width="0.459cm" svg:height="0.534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2">, </text:span><text:span text:style-name="T2"><draw:frame draw:style-name="fr2" draw:name="Объект1" text:anchor-type="as-char" svg:y="-0.379cm" svg:width="0.462cm" svg:height="0.53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">, … - независимые одинаково распределённые случайные величины с функцией распределения </text:span><text:span text:style-name="T2"><draw:frame draw:style-name="fr3" draw:name="Объект64" text:anchor-type="as-char" svg:y="-0.379cm" svg:width="0.31cm" svg:height="0.471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2">. Функция распределения </text:span><text:span text:style-name="T2"><draw:frame draw:style-name="fr3" draw:name="Объект65" text:anchor-type="as-char" svg:y="-0.379cm" svg:width="0.31cm" svg:height="0.471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2"><text:s/>неизвестная.</text:span></text:p>
      <text:p text:style-name="P4"><draw:custom-shape text:anchor-type="paragraph" draw:z-index="81" draw:name="Фигура 5" draw:style-name="gr1" draw:text-style-name="P5" svg:width="17.622cm" svg:height="2.708cm" svg:x="-0.231cm" svg:y="0.363cm"><text:p/><draw:enhanced-geometry svg:viewBox="0 0 21600 21600" draw:type="rectangle" draw:enhanced-path="M 0 0 L 21600 0 21600 21600 0 21600 0 0 Z N"/></draw:custom-shape></text:p>
      <text:p text:style-name="P6">Опр.</text:p>
      <text:p text:style-name="P3"><draw:frame draw:style-name="fr1" draw:name="Объект48" text:anchor-type="as-char" svg:y="-0.379cm" svg:width="0.31cm" svg:height="0.471cm" draw:z-index="6"><draw:object xlink:href="./Object 50" xlink:type="simple" xlink:show="embed" xlink:actuate="onLoad"/><draw:image xlink:href="./ObjectReplacements/Object 50" xlink:type="simple" xlink:show="embed" xlink:actuate="onLoad"/></draw:frame><text:s/>– генеральная совокупност<text:span text:style-name="T3">ь</text:span> (вес всех рыб в Балтийском море, оценки всех с<text:span text:style-name="T3">т</text:span>удентов БФУ, параметры всех детале<text:span text:style-name="T3">й</text:span>, производимых на каком-то предприятии). Генеральная совокупность считается бесконечной.</text:p>
      <text:p text:style-name="P3"><draw:custom-shape text:anchor-type="paragraph" draw:z-index="80" draw:name="Фигура 4" draw:style-name="gr2" draw:text-style-name="P5" svg:width="17.648cm" svg:height="7.206cm" svg:x="-0.152cm" svg:y="0.469cm"><text:p/><draw:enhanced-geometry svg:viewBox="0 0 21600 21600" draw:type="rectangle" draw:enhanced-path="M 0 0 L 21600 0 21600 21600 0 21600 0 0 Z N"/></draw:custom-shape></text:p>
      <text:p text:style-name="P6">Опр.</text:p>
      <text:p text:style-name="P3"><draw:frame draw:style-name="fr1" draw:name="Объект3" text:anchor-type="as-char" svg:y="-0.379cm" svg:width="1.709cm" svg:height="0.534cm" draw:z-index="7"><draw:object xlink:href="./Object 5" xlink:type="simple" xlink:show="embed" xlink:actuate="onLoad"/><draw:image xlink:href="./ObjectReplacements/Object 5" xlink:type="simple" xlink:show="embed" xlink:actuate="onLoad"/></draw:frame><text:s/>– выборка из генеральной совокупности (например из моря вылавливается 1000 <text:span text:style-name="T1">рыб</text:span>, <text:span text:style-name="T1">тогда </text:span><text:span text:style-name="T1"><draw:frame draw:style-name="fr3" draw:name="Объект66" text:anchor-type="as-char" svg:y="-0.379cm" svg:width="1.438cm" svg:height="0.471cm" draw:z-index="76"><draw:object xlink:href="./Object 77" xlink:type="simple" xlink:show="embed" xlink:actuate="onLoad"/><draw:image xlink:href="./ObjectReplacements/Object 77" xlink:type="simple" xlink:show="embed" xlink:actuate="onLoad"/></draw:frame></text:span>).<text:line-break/><draw:frame draw:style-name="fr1" draw:name="Объект5" text:anchor-type="as-char" svg:y="-0.379cm" svg:width="0.226cm" svg:height="0.471cm" draw:z-index="8"><draw:object xlink:href="./Object 7" xlink:type="simple" xlink:show="embed" xlink:actuate="onLoad"/><draw:image xlink:href="./ObjectReplacements/Object 7" xlink:type="simple" xlink:show="embed" xlink:actuate="onLoad"/></draw:frame> – размер выборки.</text:p>
      <text:p text:style-name="P3"><draw:frame draw:style-name="fr1" draw:name="Объект4" text:anchor-type="as-char" svg:y="-0.388cm" svg:width="2.307cm" svg:height="0.543cm" draw:z-index="9"><draw:object xlink:href="./Object 6" xlink:type="simple" xlink:show="embed" xlink:actuate="onLoad"/><draw:image xlink:href="./ObjectReplacements/Object 6" xlink:type="simple" xlink:show="embed" xlink:actuate="onLoad"/></draw:frame><text:s/>– статистика – есть функция выборки (необходима случайная величина).</text:p>
      <text:p text:style-name="P3"/>
      <text:p text:style-name="P3">Примеры статистик:</text:p>
      <text:p text:style-name="P3"><draw:frame draw:style-name="fr1" draw:name="Объект7" text:anchor-type="as-char" svg:y="-0.388cm" svg:width="3.577cm" svg:height="0.543cm" draw:z-index="10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Объект6" text:anchor-type="as-char" svg:y="-0.388cm" svg:width="3.39cm" svg:height="0.543cm" draw:z-index="11"><draw:object xlink:href="./Object 8" xlink:type="simple" xlink:show="embed" xlink:actuate="onLoad"/><draw:image xlink:href="./ObjectReplacements/Object 8" xlink:type="simple" xlink:show="embed" xlink:actuate="onLoad"/></draw:frame>;</text:p>
      <text:p text:style-name="P3"><draw:frame draw:style-name="fr1" draw:name="Объект8" text:anchor-type="as-char" svg:y="-0.379cm" svg:width="1.882cm" svg:height="0.534cm" draw:z-index="12"><draw:object xlink:href="./Object 10" xlink:type="simple" xlink:show="embed" xlink:actuate="onLoad"/><draw:image xlink:href="./ObjectReplacements/Object 10" xlink:type="simple" xlink:show="embed" xlink:actuate="onLoad"/></draw:frame><text:s/>– размах выборки;</text:p>
      <text:p text:style-name="P3"><draw:frame draw:style-name="fr1" draw:name="Объект9" text:anchor-type="as-char" svg:y="-0.379cm" svg:width="1.9cm" svg:height="0.534cm" draw:z-index="13"><draw:object xlink:href="./Object 11" xlink:type="simple" xlink:show="embed" xlink:actuate="onLoad"/><draw:image xlink:href="./ObjectReplacements/Object 11" xlink:type="simple" xlink:show="embed" xlink:actuate="onLoad"/></draw:frame>, <draw:frame draw:style-name="fr1" draw:name="Объект10" text:anchor-type="as-char" svg:y="-0.379cm" svg:width="2.034cm" svg:height="0.534cm" draw:z-index="14"><draw:object xlink:href="./Object 12" xlink:type="simple" xlink:show="embed" xlink:actuate="onLoad"/><draw:image xlink:href="./ObjectReplacements/Object 12" xlink:type="simple" xlink:show="embed" xlink:actuate="onLoad"/></draw:frame>.</text:p>
      <text:p text:style-name="P3"/>
      <text:p text:style-name="P6"><draw:custom-shape text:anchor-type="paragraph" draw:z-index="79" draw:name="Фигура 3" draw:style-name="gr3" draw:text-style-name="P5" svg:width="17.675cm" svg:height="5.876cm" svg:x="-0.125cm" svg:y="0.002cm"><text:p/><draw:enhanced-geometry svg:viewBox="0 0 21600 21600" draw:type="rectangle" draw:enhanced-path="M 0 0 L 21600 0 21600 21600 0 21600 0 0 Z N"/></draw:custom-shape>Опр.</text:p>
      <text:p text:style-name="P3"><draw:frame draw:style-name="fr1" draw:name="Объект11" text:anchor-type="as-char" svg:y="-0.379cm" svg:width="2.394cm" svg:height="0.559cm" draw:z-index="15"><draw:object xlink:href="./Object 13" xlink:type="simple" xlink:show="embed" xlink:actuate="onLoad"/><draw:image xlink:href="./ObjectReplacements/Object 13" xlink:type="simple" xlink:show="embed" xlink:actuate="onLoad"/></draw:frame><text:s/>порядковые статистики <draw:frame draw:style-name="fr1" draw:name="Объект12" text:anchor-type="as-char" svg:y="-0.379cm" svg:width="2.427cm" svg:height="0.534cm" draw:z-index="16"><draw:object xlink:href="./Object 14" xlink:type="simple" xlink:show="embed" xlink:actuate="onLoad"/><draw:image xlink:href="./ObjectReplacements/Object 14" xlink:type="simple" xlink:show="embed" xlink:actuate="onLoad"/></draw:frame><text:s/>получены из величины <draw:frame draw:style-name="fr1" draw:name="Объект13" text:anchor-type="as-char" svg:y="-0.379cm" svg:width="1.709cm" svg:height="0.534cm" draw:z-index="17"><draw:object xlink:href="./Object 15" xlink:type="simple" xlink:show="embed" xlink:actuate="onLoad"/><draw:image xlink:href="./ObjectReplacements/Object 15" xlink:type="simple" xlink:show="embed" xlink:actuate="onLoad"/></draw:frame><text:s/>путем расположения их в порядке возрастания.</text:p>
      <text:p text:style-name="P3">(два варианта обозначения, в скобках или через запятую)</text:p>
      <text:p text:style-name="P7"/>
      <text:p text:style-name="P3"><text:span text:style-name="T1">П</text:span>орядковые статистики – зависимые величины и не одинаково распред<text:span text:style-name="T3">е</text:span>лённые.</text:p>
      <text:p text:style-name="P8"><draw:frame draw:style-name="fr1" draw:name="Объект14" text:anchor-type="as-char" svg:y="-0.388cm" svg:width="4.808cm" svg:height="0.568cm" draw:z-index="24"><draw:object xlink:href="./Object 16" xlink:type="simple" xlink:show="embed" xlink:actuate="onLoad"/><draw:image xlink:href="./ObjectReplacements/Object 16" xlink:type="simple" xlink:show="embed" xlink:actuate="onLoad"/></draw:frame><text:span text:style-name="T4">;</text:span></text:p>
      <text:p text:style-name="P9"><draw:frame draw:style-name="fr1" draw:name="Объект15" text:anchor-type="as-char" svg:y="-0.388cm" svg:width="4.722cm" svg:height="0.568cm" draw:z-index="25"><draw:object xlink:href="./Object 17" xlink:type="simple" xlink:show="embed" xlink:actuate="onLoad"/><draw:image xlink:href="./ObjectReplacements/Object 17" xlink:type="simple" xlink:show="embed" xlink:actuate="onLoad"/></draw:frame>.</text:p>
      <text:p text:style-name="P3"/>
      <text:p text:style-name="P10">Основные задачи статистики:</text:p>
      <text:p text:style-name="P3">- <text:span text:style-name="T1">П</text:span>о <draw:frame draw:style-name="fr1" draw:name="Объект16" text:anchor-type="as-char" svg:y="-0.379cm" svg:width="1.709cm" svg:height="0.534cm" draw:z-index="28"><draw:object xlink:href="./Object 18" xlink:type="simple" xlink:show="embed" xlink:actuate="onLoad"/><draw:image xlink:href="./ObjectReplacements/Object 18" xlink:type="simple" xlink:show="embed" xlink:actuate="onLoad"/></draw:frame><text:s/>найти функцию распределения <draw:frame draw:style-name="fr1" draw:name="Object3" text:anchor-type="as-char" svg:y="-0.379cm" svg:width="0.31cm" svg:height="0.471cm" draw:z-index="30"><draw:object xlink:href="./Object 66" xlink:type="simple" xlink:show="embed" xlink:actuate="onLoad"/><draw:image xlink:href="./ObjectReplacements/Object 66" xlink:type="simple" xlink:show="embed" xlink:actuate="onLoad"/></draw:frame>.</text:p>
      <text:p text:style-name="P3"><text:soft-page-break/>- <text:span text:style-name="T1">О</text:span>ценка параметров <draw:frame draw:style-name="fr1" draw:name="Объект63" text:anchor-type="as-char" svg:y="-0.388cm" svg:width="1.296cm" svg:height="0.512cm" draw:z-index="31"><draw:object xlink:href="./Object 65" xlink:type="simple" xlink:show="embed" xlink:actuate="onLoad"/><draw:image xlink:href="./ObjectReplacements/Object 65" xlink:type="simple" xlink:show="embed" xlink:actuate="onLoad"/></draw:frame><text:s/>(в статистике функция распределения, как правило, зависит от параметров) (ВАЖНО ДЛЯ СТАТИСТИКИ, при различных параметрах свойства функций отличаются).</text:p>
      <text:p text:style-name="P11">- <text:span text:style-name="T1">П</text:span>роверка статистических гипотез (<text:span text:style-name="T1">“П</text:span>роверить, что доля брака в выбранной партии не превосходит 0.5%<text:span text:style-name="T1">“</text:span>, <text:span text:style-name="T1">так как </text:span>е<text:span text:style-name="T5">сть задачи, в которых нужно выбрать четкий, конкретный ответ, </text:span><text:span text:style-name="T1">к примеру - “З</text:span><text:span text:style-name="T5">ависимы величины или нет</text:span><text:span text:style-name="T1">?”</text:span><text:span text:style-name="T5"> </text:span><text:span text:style-name="T1">“Б</text:span><text:span text:style-name="T5">ракованная партия или нет?</text:span><text:span text:style-name="T1">“</text:span>).</text:p>
      <text:p text:style-name="P11">- <text:span text:style-name="T1">П</text:span>редсказание на основе известных данных новых данных (регрес<text:span text:style-name="T3">с</text:span>ионный анализ) <text:span text:style-name="T5">(зависимость одной переменной от другой - </text:span><text:span text:style-name="T1">“К</text:span><text:span text:style-name="T5">ак производительность труда влияет на зарплату?</text:span><text:span text:style-name="T1">“</text:span><text:span text:style-name="T5">).</text:span></text:p>
      <text:p text:style-name="P3">- <text:span text:style-name="T1">О</text:span>пределение атипичных наблюдений (робастный анализ).</text:p>
      <text:p text:style-name="P3"><draw:custom-shape text:anchor-type="paragraph" draw:z-index="78" draw:name="Фигура 2" draw:style-name="gr4" draw:text-style-name="P5" svg:width="16.775cm" svg:height="8.753cm" svg:x="-0.072cm" svg:y="0.476cm"><text:p/><draw:enhanced-geometry svg:viewBox="0 0 21600 21600" draw:type="rectangle" draw:enhanced-path="M 0 0 L 21600 0 21600 21600 0 21600 0 0 Z N"/></draw:custom-shape></text:p>
      <text:p text:style-name="P6">Опр.</text:p>
      <text:p text:style-name="P10">Эмпирическая (выборочная) функция распределения:</text:p>
      <text:p text:style-name="P12"><draw:frame draw:style-name="fr4" draw:name="Object1" text:anchor-type="as-char" svg:y="-1.076cm" svg:width="5.759cm" svg:height="1.7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Где <draw:frame draw:style-name="fr1" draw:name="Object2" text:anchor-type="as-char" svg:y="-0.907cm" svg:width="3.618cm" svg:height="1.588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Объект47" text:anchor-type="as-char" svg:y="-0.448cm" svg:width="2.27cm" svg:height="0.572cm" draw:z-index="33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>Свойства:<text:line-break/>(1) <draw:frame draw:style-name="fr1" draw:name="Объект17" text:anchor-type="as-char" svg:y="-0.439cm" svg:width="2.021cm" svg:height="0.594cm" draw:z-index="18"><draw:object xlink:href="./Object 19" xlink:type="simple" xlink:show="embed" xlink:actuate="onLoad"/><draw:image xlink:href="./ObjectReplacements/Object 19" xlink:type="simple" xlink:show="embed" xlink:actuate="onLoad"/></draw:frame>; <draw:frame draw:style-name="fr1" draw:name="Объект18" text:anchor-type="as-char" svg:y="-0.439cm" svg:width="1.685cm" svg:height="0.594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2">(2) неубывающая, форма лесенкой.</text:p>
      <text:p text:style-name="P12">(3) <draw:frame draw:style-name="fr1" draw:name="Объект19" text:anchor-type="as-char" svg:y="-0.439cm" svg:width="2.175cm" svg:height="0.594cm" draw:z-index="20"><draw:object xlink:href="./Object 21" xlink:type="simple" xlink:show="embed" xlink:actuate="onLoad"/><draw:image xlink:href="./ObjectReplacements/Object 21" xlink:type="simple" xlink:show="embed" xlink:actuate="onLoad"/></draw:frame>.</text:p>
      <text:p text:style-name="P12">Основное отличие выборочной функции распределения от обычной дискретной – выборочная функция распределения это случайная величина.</text:p>
      <text:p text:style-name="P13"><draw:custom-shape text:anchor-type="paragraph" draw:z-index="77" draw:name="Фигура 1" draw:style-name="gr5" draw:text-style-name="P5" svg:width="16.749cm" svg:height="5.684cm" svg:x="-0.099cm" svg:y="0.515cm"><text:p/><draw:enhanced-geometry svg:viewBox="0 0 21600 21600" draw:type="rectangle" draw:enhanced-path="M 0 0 L 21600 0 21600 21600 0 21600 0 0 Z N"/></draw:custom-shape></text:p>
      <text:p text:style-name="P14">Теорема (Гливенко-Картелли):</text:p>
      <text:p text:style-name="P14"/>
      <text:p text:style-name="P15"><draw:frame draw:style-name="fr1" draw:name="Объект20" text:anchor-type="as-char" svg:y="-0.767cm" svg:width="6.228cm" svg:height="1.16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/>
      <text:p text:style-name="P15"><text:span text:style-name="T1">Э</text:span>то значит, что при больших <draw:frame draw:style-name="fr1" draw:name="Объект51" text:anchor-type="as-char" svg:y="-0.379cm" svg:width="0.226cm" svg:height="0.471cm" draw:z-index="46"><draw:object xlink:href="./Object 53" xlink:type="simple" xlink:show="embed" xlink:actuate="onLoad"/><draw:image xlink:href="./ObjectReplacements/Object 53" xlink:type="simple" xlink:show="embed" xlink:actuate="onLoad"/></draw:frame><text:s/>выборочная функция распредел<text:span text:style-name="T3">е</text:span>ния очень точно описывает <draw:frame draw:style-name="fr1" draw:name="Объект50" text:anchor-type="as-char" svg:y="-0.388cm" svg:width="0.9cm" svg:height="0.512cm" draw:z-index="47"><draw:object xlink:href="./Object 52" xlink:type="simple" xlink:show="embed" xlink:actuate="onLoad"/><draw:image xlink:href="./ObjectReplacements/Object 52" xlink:type="simple" xlink:show="embed" xlink:actuate="onLoad"/></draw:frame>.</text:p>
      <text:p text:style-name="P16">Чем больше <draw:frame draw:style-name="fr1" draw:name="Объект49" text:anchor-type="as-char" svg:y="-0.379cm" svg:width="0.226cm" svg:height="0.471cm" draw:z-index="48"><draw:object xlink:href="./Object 51" xlink:type="simple" xlink:show="embed" xlink:actuate="onLoad"/><draw:image xlink:href="./ObjectReplacements/Object 51" xlink:type="simple" xlink:show="embed" xlink:actuate="onLoad"/></draw:frame><text:s/><text:span text:style-name="T1">(</text:span>чем больше наблюдений<text:span text:style-name="T1">)</text:span>, тем точнее <text:span text:style-name="T1">выборка похожа на </text:span>генеральн<text:span text:style-name="T1">ую </text:span>совокупность, однако доль<text:span text:style-name="T3">ш</text:span>е надо проводить наблюдения.</text:p>
      <text:p text:style-name="P16"/>
      <text:p text:style-name="P2">Замечание:</text:p>
      <text:p text:style-name="P16">3-5 наблюдений это не статистика, минимально 20, чем больше тем лучше.</text:p>
      <text:p text:style-name="P17"/>
      <text:p text:style-name="P18">Принципы статистики:</text:p>
      <text:p text:style-name="P16">- Выборка должна быть большой – первый принцип статистики</text:p>
      <text:p text:style-name="P15"><text:soft-page-break/>- Презентативная выборка (пример, узнать какие доходы в семье, социологи ездят по особнякам и спрашивают какие доходы, такой подход односторонний, берётся высший класс и спрашиваются доходы, необходимо спрашивать и средний класс и бедный, смотреть пропорции) – второй принцип статис<text:span text:style-name="T3">ти</text:span>ки (разносторонняя статистика).</text:p>
      <text:p text:style-name="P15"/>
      <text:p text:style-name="P19"><draw:custom-shape text:anchor-type="paragraph" draw:z-index="82" draw:name="Фигура 6" draw:style-name="gr6" draw:text-style-name="P5" svg:width="17.437cm" svg:height="11.166cm" svg:x="-0.258cm" svg:y="-0.072cm"><text:p/><draw:enhanced-geometry svg:viewBox="0 0 21600 21600" draw:type="rectangle" draw:enhanced-path="M 0 0 L 21600 0 21600 21600 0 21600 0 0 Z N"/></draw:custom-shape>Опр.</text:p>
      <text:p text:style-name="P15">Порядковые статистики: <text:span text:style-name="T6">дискретный случай</text:span>, <draw:frame draw:style-name="fr1" draw:name="Объект21" text:anchor-type="as-char" svg:y="-0.379cm" svg:width="3.394cm" svg:height="0.559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Располагаем в возрастающем порядке. Некоторые статистики могут совпадать. Пуст<text:span text:style-name="T4">ь</text:span> <draw:frame draw:style-name="fr1" draw:name="Объект52" text:anchor-type="as-char" svg:y="-0.379cm" svg:width="0.363cm" svg:height="0.534cm" draw:z-index="49"><draw:object xlink:href="./Object 54" xlink:type="simple" xlink:show="embed" xlink:actuate="onLoad"/><draw:image xlink:href="./ObjectReplacements/Object 54" xlink:type="simple" xlink:show="embed" xlink:actuate="onLoad"/></draw:frame><text:s/>– количество совпадений <draw:frame draw:style-name="fr1" draw:name="Объект53" text:anchor-type="as-char" svg:y="-0.379cm" svg:width="0.656cm" svg:height="0.559cm" draw:z-index="50"><draw:object xlink:href="./Object 55" xlink:type="simple" xlink:show="embed" xlink:actuate="onLoad"/><draw:image xlink:href="./ObjectReplacements/Object 55" xlink:type="simple" xlink:show="embed" xlink:actuate="onLoad"/></draw:frame><text:s/>(так как нет смысла писать одинаковые)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<draw:frame draw:style-name="fr1" draw:name="Объект24" text:anchor-type="as-char" svg:y="-0.379cm" svg:width="0.646cm" svg:height="0.559cm" draw:z-index="3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1" office:value-type="string">
            <text:p text:style-name="P20"><draw:frame draw:style-name="fr1" draw:name="Объект23" text:anchor-type="as-char" svg:y="-0.379cm" svg:width="0.649cm" svg:height="0.559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1" office:value-type="string">
            <text:p text:style-name="P20">…</text:p>
          </table:table-cell>
          <table:table-cell table:style-name="Table1.A1" office:value-type="string">
            <text:p text:style-name="P21"><draw:frame draw:style-name="fr1" draw:name="Объект22" text:anchor-type="as-char" svg:y="-0.379cm" svg:width="0.656cm" svg:height="0.559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21"><draw:frame draw:style-name="fr1" draw:name="Объект27" text:anchor-type="as-char" svg:y="-0.379cm" svg:width="0.353cm" svg:height="0.534cm" draw:z-index="3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1" office:value-type="string">
            <text:p text:style-name="P21"><draw:frame draw:style-name="fr1" draw:name="Объект26" text:anchor-type="as-char" svg:y="-0.379cm" svg:width="0.356cm" svg:height="0.534cm" draw:z-index="2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1"><draw:frame draw:style-name="fr1" draw:name="Объект25" text:anchor-type="as-char" svg:y="-0.379cm" svg:width="0.363cm" svg:height="0.534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</table:table>
      <text:p text:style-name="P15"/>
      <text:p text:style-name="P22">Тогда:</text:p>
      <text:p text:style-name="P15"><draw:frame draw:style-name="fr1" draw:name="Объект28" text:anchor-type="as-char" svg:y="-0.568cm" svg:width="5.239cm" svg:height="0.799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><draw:frame draw:style-name="fr1" draw:name="Объект29" text:anchor-type="as-char" svg:y="-0.568cm" svg:width="0.513cm" svg:height="0.799cm" draw:z-index="52"><draw:object xlink:href="./Object 31" xlink:type="simple" xlink:show="embed" xlink:actuate="onLoad"/><draw:image xlink:href="./ObjectReplacements/Object 31" xlink:type="simple" xlink:show="embed" xlink:actuate="onLoad"/></draw:frame>– частоты.</text:p>
      <text:p text:style-name="P15"><draw:frame draw:style-name="fr1" draw:name="Объект30" text:anchor-type="as-char" svg:y="-1.027cm" svg:width="2.732cm" svg:height="1.598cm" draw:z-index="53"><draw:object xlink:href="./Object 32" xlink:type="simple" xlink:show="embed" xlink:actuate="onLoad"/><draw:image xlink:href="./ObjectReplacements/Object 32" xlink:type="simple" xlink:show="embed" xlink:actuate="onLoad"/></draw:frame><text:s/>– число частот меньших или равных <draw:frame draw:style-name="fr1" draw:name="Объект62" text:anchor-type="as-char" svg:y="-0.379cm" svg:width="0.235cm" svg:height="0.471cm" draw:z-index="54"><draw:object xlink:href="./Object 64" xlink:type="simple" xlink:show="embed" xlink:actuate="onLoad"/><draw:image xlink:href="./ObjectReplacements/Object 64" xlink:type="simple" xlink:show="embed" xlink:actuate="onLoad"/></draw:frame>.</text:p>
      <text:p text:style-name="P15"><draw:frame draw:style-name="fr1" draw:name="Объект31" text:anchor-type="as-char" svg:y="-1.027cm" svg:width="1.723cm" svg:height="1.598cm" draw:z-index="55"><draw:object xlink:href="./Object 33" xlink:type="simple" xlink:show="embed" xlink:actuate="onLoad"/><draw:image xlink:href="./ObjectReplacements/Object 33" xlink:type="simple" xlink:show="embed" xlink:actuate="onLoad"/></draw:frame><text:s/>– относительные частоты, <draw:frame draw:style-name="fr1" draw:name="Объект46" text:anchor-type="as-char" svg:y="-1.076cm" svg:width="2.335cm" svg:height="1.722cm" draw:z-index="56"><draw:object xlink:href="./Object 48" xlink:type="simple" xlink:show="embed" xlink:actuate="onLoad"/><draw:image xlink:href="./ObjectReplacements/Object 48" xlink:type="simple" xlink:show="embed" xlink:actuate="onLoad"/></draw:frame>.</text:p>
      <text:p text:style-name="P23"><draw:custom-shape text:anchor-type="paragraph" draw:z-index="83" draw:name="Фигура 7" draw:style-name="gr7" draw:text-style-name="P5" svg:width="17.807cm" svg:height="13.865cm" svg:x="-0.205cm" svg:y="-0.131cm"><text:p/><draw:enhanced-geometry svg:viewBox="0 0 21600 21600" draw:type="rectangle" draw:enhanced-path="M 0 0 L 21600 0 21600 21600 0 21600 0 0 Z N"/></draw:custom-shape><text:span text:style-name="T7">Опр.</text:span></text:p>
      <text:p text:style-name="P15">Полигоном частот (в дискретном случае) называют ломаную, соединяющую точки <draw:frame draw:style-name="fr1" draw:name="Object4" text:anchor-type="as-char" svg:y="-0.388cm" svg:width="3.258cm" svg:height="0.543cm" draw:z-index="61"><draw:object xlink:href="./Object 67" xlink:type="simple" xlink:show="embed" xlink:actuate="onLoad"/><draw:image xlink:href="./ObjectReplacements/Object 67" xlink:type="simple" xlink:show="embed" xlink:actuate="onLoad"/></draw:frame>.</text:p>
      <text:p text:style-name="P24">Полигоном относительных частот называют ломаную, соединяющую точки <draw:frame draw:style-name="fr1" draw:name="Object5" text:anchor-type="as-char" svg:y="-0.388cm" svg:width="3.473cm" svg:height="0.543cm" draw:z-index="62"><draw:object xlink:href="./Object 68" xlink:type="simple" xlink:show="embed" xlink:actuate="onLoad"/><draw:image xlink:href="./ObjectReplacements/Object 68" xlink:type="simple" xlink:show="embed" xlink:actuate="onLoad"/></draw:frame>.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5"><draw:frame draw:style-name="fr1" draw:name="Object6" text:anchor-type="as-char" svg:y="-0.379cm" svg:width="0.312cm" svg:height="0.534cm" draw:z-index="63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7</text:p>
          </table:table-cell>
        </table:table-row>
        <table:table-row>
          <table:table-cell table:style-name="Table2.A1" office:value-type="string">
            <text:p text:style-name="P25"><draw:frame draw:style-name="fr1" draw:name="Object7" text:anchor-type="as-char" svg:y="-0.046cm" svg:width="0.303cm" svg:height="0.534cm" draw:z-index="64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0</text:p>
          </table:table-cell>
          <table:table-cell table:style-name="Table2.A1" office:value-type="string">
            <text:p text:style-name="P25">14</text:p>
          </table:table-cell>
          <table:table-cell table:style-name="Table2.A1" office:value-type="string">
            <text:p text:style-name="P25">6</text:p>
          </table:table-cell>
        </table:table-row>
      </table:table>
      <text:p text:style-name="P15"/>
      <text:p text:style-name="P24"/>
      <text:p text:style-name="P24"><draw:custom-shape text:anchor-type="paragraph" draw:z-index="84" draw:name="Фигура 8" draw:style-name="gr8" draw:text-style-name="P5" svg:width="17.913cm" svg:height="11.907cm" svg:x="-0.231cm" svg:y="8.428cm"><text:p/><draw:enhanced-geometry svg:viewBox="0 0 21600 21600" draw:type="rectangle" draw:enhanced-path="M 0 0 L 21600 0 21600 21600 0 21600 0 0 Z N"/></draw:custom-shape><draw:frame draw:style-name="fr5" draw:name="Object8" text:anchor-type="char" svg:width="13.832cm" svg:height="7.781cm" draw:z-index="2"><draw:object xlink:href="./Object 71" xlink:type="simple" xlink:show="embed" xlink:actuate="onLoad"/><draw:image xlink:href="./ObjectReplacements/Object 71" xlink:type="simple" xlink:show="embed" xlink:actuate="onLoad"/></draw:frame></text:p>
      <text:p text:style-name="P26">Опр.</text:p>
      <text:p text:style-name="P15">В непрерывном случае часто строят гистограмму частот, гистограмму относительных частот. В непрерывном случае <draw:frame draw:style-name="fr1" draw:name="Объект55" text:anchor-type="as-char" svg:y="-0.379cm" svg:width="0.363cm" svg:height="0.534cm" draw:z-index="67"><draw:object xlink:href="./Object 57" xlink:type="simple" xlink:show="embed" xlink:actuate="onLoad"/><draw:image xlink:href="./ObjectReplacements/Object 57" xlink:type="simple" xlink:show="embed" xlink:actuate="onLoad"/></draw:frame><text:s/>– количество наблюдений, попадающих в <draw:frame draw:style-name="fr1" draw:name="Объект54" text:anchor-type="as-char" svg:y="-0.379cm" svg:width="0.229cm" svg:height="0.471cm" draw:z-index="68"><draw:object xlink:href="./Object 56" xlink:type="simple" xlink:show="embed" xlink:actuate="onLoad"/><draw:image xlink:href="./ObjectReplacements/Object 56" xlink:type="simple" xlink:show="embed" xlink:actuate="onLoad"/></draw:frame>-ый интервал.</text:p>
      <text:p text:style-name="P15">Высотой сколько людей попало в интервал строим прямоугольник.</text:p>
      <text:p text:style-name="P27">Пример:</text:p>
      <text:p text:style-name="P27"/>
      <text:p text:style-name="P27"><draw:frame draw:style-name="fr6" draw:name="Object9" text:anchor-type="char" svg:x="2.447cm" svg:y="0cm" svg:width="12.107cm" svg:height="6.81cm" draw:z-index="3"><draw:object xlink:href="./Object 72" xlink:type="simple" xlink:show="embed" xlink:actuate="onLoad"/><draw:image xlink:href="./ObjectReplacements/Object 72" xlink:type="simple" xlink:show="embed" xlink:actuate="onLoad"/></draw:frame></text:p>
      <text:p text:style-name="P1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Замечание:</text:p>
      <text:p text:style-name="P28">Пусть <draw:frame draw:style-name="fr1" draw:name="Объект32" text:anchor-type="as-char" svg:y="-0.388cm" svg:width="0.933cm" svg:height="0.543cm" draw:z-index="65"><draw:object xlink:href="./Object 34" xlink:type="simple" xlink:show="embed" xlink:actuate="onLoad"/><draw:image xlink:href="./ObjectReplacements/Object 34" xlink:type="simple" xlink:show="embed" xlink:actuate="onLoad"/></draw:frame><text:s/>– кривая, аппроксимирующая гистограмму.</text:p>
      <text:p text:style-name="P28"><draw:frame draw:style-name="fr1" draw:name="Объект33" text:anchor-type="as-char" svg:y="-0.388cm" svg:width="2.226cm" svg:height="0.543cm" draw:z-index="66"><draw:object xlink:href="./Object 35" xlink:type="simple" xlink:show="embed" xlink:actuate="onLoad"/><draw:image xlink:href="./ObjectReplacements/Object 35" xlink:type="simple" xlink:show="embed" xlink:actuate="onLoad"/></draw:frame><text:s/>– <text:span text:style-name="T8">где </text:span><text:span text:style-name="T8"><draw:frame draw:style-name="fr3" draw:name="Объект68" text:anchor-type="as-char" svg:y="-0.388cm" svg:width="0.797cm" svg:height="0.512cm" draw:z-index="86"><draw:object xlink:href="./Object 79" xlink:type="simple" xlink:show="embed" xlink:actuate="onLoad"/><draw:image xlink:href="./ObjectReplacements/Object 79" xlink:type="simple" xlink:show="embed" xlink:actuate="onLoad"/></draw:frame></text:span><text:span text:style-name="T8"><text:s/>- </text:span>плотность генеральной совокупности (при больших <draw:frame draw:style-name="fr3" draw:name="Объект67" text:anchor-type="as-char" svg:y="-0.379cm" svg:width="0.226cm" svg:height="0.471cm" draw:z-index="85"><draw:object xlink:href="./Object 78" xlink:type="simple" xlink:show="embed" xlink:actuate="onLoad"/><draw:image xlink:href="./ObjectReplacements/Object 78" xlink:type="simple" xlink:show="embed" xlink:actuate="onLoad"/></draw:frame><text:s/>будет достаточно близка к неизвестной плотности).</text:p>
      <text:p text:style-name="P28"/>
      <text:p text:style-name="P30">Экспоненциальное семейство распределений</text:p>
      <text:p text:style-name="P28"><draw:custom-shape text:anchor-type="paragraph" draw:z-index="87" draw:name="Фигура 9" draw:style-name="gr9" draw:text-style-name="P5" svg:width="17.913cm" svg:height="6.328cm" svg:x="-0.284cm" svg:y="0.441cm"><text:p/><draw:enhanced-geometry svg:viewBox="0 0 21600 21600" draw:type="rectangle" draw:enhanced-path="M 0 0 L 21600 0 21600 21600 0 21600 0 0 Z N"/></draw:custom-shape></text:p>
      <text:p text:style-name="P31">Опр.</text:p>
      <text:p text:style-name="P32">Пусть:</text:p>
      <text:p text:style-name="P28"><draw:frame draw:style-name="fr1" draw:name="Объект45" text:anchor-type="as-char" svg:y="-0.388cm" svg:width="1.194cm" svg:height="0.512cm" draw:z-index="60"><draw:object xlink:href="./Object 47" xlink:type="simple" xlink:show="embed" xlink:actuate="onLoad"/><draw:image xlink:href="./ObjectReplacements/Object 47" xlink:type="simple" xlink:show="embed" xlink:actuate="onLoad"/></draw:frame><text:s/>– плотность, либо функция вероятности.</text:p>
      <text:p text:style-name="P28"><draw:frame draw:style-name="fr1" draw:name="Объект34" text:anchor-type="as-char" svg:y="-0.388cm" svg:width="2.205cm" svg:height="0.512cm" draw:z-index="35"><draw:object xlink:href="./Object 36" xlink:type="simple" xlink:show="embed" xlink:actuate="onLoad"/><draw:image xlink:href="./ObjectReplacements/Object 36" xlink:type="simple" xlink:show="embed" xlink:actuate="onLoad"/></draw:frame><text:s/>– <text:span text:style-name="T3">плотность.</text:span></text:p>
      <text:p text:style-name="P33"><draw:frame draw:style-name="fr1" draw:name="Объект35" text:anchor-type="as-char" svg:y="-0.388cm" svg:width="2.718cm" svg:height="0.512cm" draw:z-index="36"><draw:object xlink:href="./Object 37" xlink:type="simple" xlink:show="embed" xlink:actuate="onLoad"/><draw:image xlink:href="./ObjectReplacements/Object 37" xlink:type="simple" xlink:show="embed" xlink:actuate="onLoad"/></draw:frame><text:s/>– <text:span text:style-name="T3">функция вероятности (дискретный случай).</text:span></text:p>
      <text:p text:style-name="P28"/>
      <text:p text:style-name="P34"><text:span text:style-name="T8">Е</text:span>сли выполняется <draw:frame draw:style-name="fr1" draw:name="Объект36" text:anchor-type="as-char" svg:y="-1.221cm" svg:width="7.23cm" svg:height="1.404cm" draw:z-index="37"><draw:object xlink:href="./Object 38" xlink:type="simple" xlink:show="embed" xlink:actuate="onLoad"/><draw:image xlink:href="./ObjectReplacements/Object 38" xlink:type="simple" xlink:show="embed" xlink:actuate="onLoad"/></draw:frame>, <text:span text:style-name="T3">где</text:span> <draw:frame draw:style-name="fr1" draw:name="Объект37" text:anchor-type="as-char" svg:y="-0.379cm" svg:width="1.159cm" svg:height="0.471cm" draw:z-index="38"><draw:object xlink:href="./Object 39" xlink:type="simple" xlink:show="embed" xlink:actuate="onLoad"/><draw:image xlink:href="./ObjectReplacements/Object 39" xlink:type="simple" xlink:show="embed" xlink:actuate="onLoad"/></draw:frame>, то <text:span text:style-name="T8">говорят, что распределение</text:span> принадлежит <text:span text:style-name="T3">экспоненциальному семейству распределений.</text:span></text:p>
      <text:p text:style-name="P34"/>
      <text:p text:style-name="P35">Пример:</text:p>
      <text:p text:style-name="P28">Нормальное, гамма, бета, биномиальное, Пуассона, отрицательное биномиальное принадлежат экспоненциальному семейству распределений.</text:p>
      <text:p text:style-name="P28"/>
      <text:p text:style-name="P34">(1) <text:span text:style-name="T8">Б</text:span>иномиальное:</text:p>
      <text:p text:style-name="P34"><text:s/><draw:frame draw:style-name="fr1" draw:name="Объект38" text:anchor-type="as-char" svg:y="-1.182cm" svg:width="11.733cm" svg:height="1.413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28"><draw:frame draw:style-name="fr1" draw:name="Объект39" text:anchor-type="as-char" svg:y="-1.011cm" svg:width="12.009cm" svg:height="1.66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8">=&gt; <text:s/><draw:frame draw:style-name="fr1" draw:name="Object10" text:anchor-type="as-char" svg:y="-0.411cm" svg:width="14.93cm" svg:height="0.51cm" draw:z-index="69"><draw:object xlink:href="./Object 73" xlink:type="simple" xlink:show="embed" xlink:actuate="onLoad"/><draw:image xlink:href="./ObjectReplacements/Object 73" xlink:type="simple" xlink:show="embed" xlink:actuate="onLoad"/></draw:frame><text:s/>.</text:p>
      <text:p text:style-name="P28"/>
      <text:p text:style-name="P28">(2) <text:span text:style-name="T9">Н</text:span>ормальное<text:span text:style-name="T9">:</text:span></text:p>
      <text:p text:style-name="P28"><draw:frame draw:style-name="fr3" draw:name="Объект70" text:anchor-type="as-char" svg:y="-1.226cm" svg:width="6.77cm" svg:height="1.852cm" draw:z-index="90"><draw:object xlink:href="./Object 81" xlink:type="simple" xlink:show="embed" xlink:actuate="onLoad"/><draw:image xlink:href="./ObjectReplacements/Object 81" xlink:type="simple" xlink:show="embed" xlink:actuate="onLoad"/></draw:frame></text:p>
      <text:p text:style-name="P28"><draw:frame draw:style-name="fr3" draw:name="Объект71" text:anchor-type="as-char" svg:y="-1.198cm" svg:width="13.485cm" svg:height="1.861cm" draw:z-index="91"><draw:object xlink:href="./Object 82" xlink:type="simple" xlink:show="embed" xlink:actuate="onLoad"/><draw:image xlink:href="./ObjectReplacements/Object 82" xlink:type="simple" xlink:show="embed" xlink:actuate="onLoad"/></draw:frame></text:p>
      <text:p text:style-name="P36">=&gt; <draw:frame draw:style-name="fr3" draw:name="Объект72" text:anchor-type="as-char" svg:y="-0.411cm" svg:width="14.469cm" svg:height="0.51cm" draw:z-index="92"><draw:object xlink:href="./Object 83" xlink:type="simple" xlink:show="embed" xlink:actuate="onLoad"/><draw:image xlink:href="./ObjectReplacements/Object 83" xlink:type="simple" xlink:show="embed" xlink:actuate="onLoad"/></draw:frame>.</text:p>
      <text:p text:style-name="P28"/>
      <text:p text:style-name="P28">(3) Распределение Коши – нет. Не разделить <draw:frame draw:style-name="fr1" draw:name="Объект60" text:anchor-type="as-char" svg:y="-0.379cm" svg:width="0.235cm" svg:height="0.471cm" draw:z-index="70"><draw:object xlink:href="./Object 62" xlink:type="simple" xlink:show="embed" xlink:actuate="onLoad"/><draw:image xlink:href="./ObjectReplacements/Object 62" xlink:type="simple" xlink:show="embed" xlink:actuate="onLoad"/></draw:frame><text:s/>и <draw:frame draw:style-name="fr1" draw:name="Объект61" text:anchor-type="as-char" svg:y="-0.379cm" svg:width="0.228cm" svg:height="0.471cm" draw:z-index="71"><draw:object xlink:href="./Object 63" xlink:type="simple" xlink:show="embed" xlink:actuate="onLoad"/><draw:image xlink:href="./ObjectReplacements/Object 63" xlink:type="simple" xlink:show="embed" xlink:actuate="onLoad"/></draw:frame><text:span text:style-name="T10">:</text:span></text:p>
      <text:p text:style-name="P28"><text:soft-page-break/><draw:frame draw:style-name="fr3" draw:name="Объект73" text:anchor-type="as-char" svg:y="-0.933cm" svg:width="7.939cm" svg:height="2.838cm" draw:z-index="93"><draw:object xlink:href="./Object 84" xlink:type="simple" xlink:show="embed" xlink:actuate="onLoad"/><draw:image xlink:href="./ObjectReplacements/Object 84" xlink:type="simple" xlink:show="embed" xlink:actuate="onLoad"/></draw:frame></text:p>
      <text:p text:style-name="P37">=&gt; <draw:frame draw:style-name="fr1" draw:name="Object11" text:anchor-type="as-char" svg:y="-0.411cm" svg:width="13.321cm" svg:height="0.51cm" draw:z-index="73"><draw:object xlink:href="./Object 74" xlink:type="simple" xlink:show="embed" xlink:actuate="onLoad"/><draw:image xlink:href="./ObjectReplacements/Object 74" xlink:type="simple" xlink:show="embed" xlink:actuate="onLoad"/></draw:frame>.</text:p>
      <text:p text:style-name="P28"/>
      <text:p text:style-name="P38"><text:span text:style-name="T11">О</text:span><text:span text:style-name="T12">сновная идея э</text:span><text:span text:style-name="T11">кспоненциального семейства распределений:</text:span></text:p>
      <text:p text:style-name="P38"><text:span text:style-name="T8">В</text:span>сегда есть что-то, что зависит <text:span text:style-name="T8">только</text:span> от <draw:frame draw:style-name="fr1" draw:name="Объект59" text:anchor-type="as-char" svg:y="-0.379cm" svg:width="0.235cm" svg:height="0.471cm" draw:z-index="72"><draw:object xlink:href="./Object 61" xlink:type="simple" xlink:show="embed" xlink:actuate="onLoad"/><draw:image xlink:href="./ObjectReplacements/Object 61" xlink:type="simple" xlink:show="embed" xlink:actuate="onLoad"/></draw:frame>, <text:span text:style-name="T8">и</text:span> <text:span text:style-name="T8">оно </text:span>умножается на что-то, что зависит от <text:span text:style-name="T8">только</text:span> параметра.</text:p>
      <text:p text:style-name="P39"/>
      <text:p text:style-name="P38"><text:span text:style-name="T11">Д</text:span><text:span text:style-name="T12">ля чего нужн</text:span><text:span text:style-name="T11">ы?</text:span></text:p>
      <text:p text:style-name="P38"><text:span text:style-name="T13">Н</text:span>апример, для нахождения достаточной статистики, идея <text:span text:style-name="T8">нахождения </text:span>у распределений одного семейства одинаковая. <text:span text:style-name="T8">Т</text:span>акже <text:span text:style-name="T8">сильно облегчает поиск полной статистики.</text:span></text:p>
      <text:p text:style-name="P39"/>
      <text:p text:style-name="P40">Выборочное среднее, выборочная дисперсия:</text:p>
      <text:p text:style-name="P31"/>
      <text:p text:style-name="P31"><draw:custom-shape text:anchor-type="paragraph" draw:z-index="88" draw:name="Фигура 10" draw:style-name="gr10" draw:text-style-name="P5" svg:width="17.305cm" svg:height="7.085cm" svg:x="-0.231cm" svg:y="-0.049cm"><text:p/><draw:enhanced-geometry svg:viewBox="0 0 21600 21600" draw:type="rectangle" draw:enhanced-path="M 0 0 L 21600 0 21600 21600 0 21600 0 0 Z N"/></draw:custom-shape>Опр.</text:p>
      <text:p text:style-name="P32">Пусть:</text:p>
      <text:p text:style-name="P39"><draw:frame draw:style-name="fr1" draw:name="Объект40" text:anchor-type="as-char" svg:y="-0.568cm" svg:width="1.746cm" svg:height="0.706cm" draw:z-index="41"><draw:object xlink:href="./Object 42" xlink:type="simple" xlink:show="embed" xlink:actuate="onLoad"/><draw:image xlink:href="./ObjectReplacements/Object 42" xlink:type="simple" xlink:show="embed" xlink:actuate="onLoad"/></draw:frame>, <draw:frame draw:style-name="fr1" draw:name="Объект41" text:anchor-type="as-char" svg:y="-0.66cm" svg:width="2.048cm" svg:height="0.797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32">Тогда:</text:p>
      <text:p text:style-name="P39"><draw:frame draw:style-name="fr1" draw:name="Объект42" text:anchor-type="as-char" svg:y="-1.076cm" svg:width="3.011cm" svg:height="1.722cm" draw:z-index="43"><draw:object xlink:href="./Object 44" xlink:type="simple" xlink:show="embed" xlink:actuate="onLoad"/><draw:image xlink:href="./ObjectReplacements/Object 44" xlink:type="simple" xlink:show="embed" xlink:actuate="onLoad"/></draw:frame><text:s/>– выборочное среднее (аналог мат. <text:span text:style-name="T8">о</text:span>жидания).</text:p>
      <text:p text:style-name="P39"><draw:frame draw:style-name="fr1" draw:name="Объект43" text:anchor-type="as-char" svg:y="-1.076cm" svg:width="5.579cm" svg:height="1.722cm" draw:z-index="44"><draw:object xlink:href="./Object 45" xlink:type="simple" xlink:show="embed" xlink:actuate="onLoad"/><draw:image xlink:href="./ObjectReplacements/Object 45" xlink:type="simple" xlink:show="embed" xlink:actuate="onLoad"/></draw:frame><text:s/>(аналог дисперсии, делится на <draw:frame draw:style-name="fr1" draw:name="Объект44" text:anchor-type="as-char" svg:y="-0.379cm" svg:width="0.796cm" svg:height="0.471cm" draw:z-index="45"><draw:object xlink:href="./Object 46" xlink:type="simple" xlink:show="embed" xlink:actuate="onLoad"/><draw:image xlink:href="./ObjectReplacements/Object 46" xlink:type="simple" xlink:show="embed" xlink:actuate="onLoad"/></draw:frame><text:s/>потому что так надо).</text:p>
      <text:p text:style-name="P39"/>
      <text:p text:style-name="P41">Важное свойство:</text:p>
      <text:p text:style-name="P39"><draw:frame draw:style-name="fr1" draw:name="Объект56" text:anchor-type="as-char" svg:y="-1.637cm" svg:width="10.516cm" svg:height="3.473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42"><text:span text:style-name="T14">С</text:span><text:span text:style-name="T12">прав</text:span><text:span text:style-name="T14">е</text:span><text:span text:style-name="T12">дливы </text:span><text:span text:style-name="T14">и </text:span><text:span text:style-name="T12">следующие свойства:</text:span></text:p>
      <text:p text:style-name="P39">- <draw:frame draw:style-name="fr1" draw:name="Объект57" text:anchor-type="as-char" svg:y="-0.568cm" svg:width="1.887cm" svg:height="0.706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39"/>
      <text:p text:style-name="P39">- <draw:frame draw:style-name="fr1" draw:name="Объект58" text:anchor-type="as-char" svg:y="-2.076cm" svg:width="5.577cm" svg:height="2.77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39"/>
      <text:p text:style-name="P39">- <draw:frame draw:style-name="fr7" draw:name="Объект69" text:anchor-type="as-char" svg:y="-2.985cm" svg:width="10.349cm" svg:height="5.745cm" draw:z-index="89"><draw:object xlink:href="./Object 80" xlink:type="simple" xlink:show="embed" xlink:actuate="onLoad"/><draw:image xlink:href="./ObjectReplacements/Object 80" xlink:type="simple" xlink:show="embed" xlink:actuate="onLoad"/></draw:frame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47:39.436020304</meta:creation-date>
    <dc:date>2026-01-13T04:08:59.862517600</dc:date>
    <meta:editing-duration>PT46M22S</meta:editing-duration>
    <meta:editing-cycles>14</meta:editing-cycles>
    <meta:generator>LibreOffice/25.8.4.2$Windows_X86_64 LibreOffice_project/290daaa01b999472f0c7a3890eb6a550fd74c6df</meta:generator>
    <meta:print-date>2026-01-13T03:58:07.106178100</meta:print-date>
    <meta:printed-by>Файлы PDF</meta:printed-by>
    <meta:document-statistic meta:table-count="2" meta:image-count="0" meta:object-count="84" meta:page-count="7" meta:paragraph-count="115" meta:word-count="593" meta:character-count="4580" meta:non-whitespace-character-count="4022"/>
  </office:meta>
</office:document-meta>
</file>

<file path=Object 1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row>
        <mo fence="true" form="prefix" stretchy="false">(</mo>
        <mrow>
          <mrow>
            <msub>
              <mi>X</mi>
              <mi>i</mi>
            </msub>
            <mo stretchy="false">≤</mo>
            <mi>x</mi>
          </mrow>
        </mrow>
        <mo fence="true" form="postfix" stretchy="false">)</mo>
      </mrow>
    </mrow>
    <annotation encoding="StarMath 5.0">F^"*"_n(x) = 1 over n sum from {i = 1} to {n} I(X_i &lt;= x)
</annotation>
  </semantics>
</math>
</file>

<file path=Object 10/content.xml><?xml version="1.0" encoding="utf-8"?>
<math xmlns="http://www.w3.org/1998/Math/MathML" display="block">
  <semantics>
    <mrow>
      <mrow>
        <msub>
          <mi>R</mi>
          <mi>n</mi>
        </msub>
        <mo stretchy="false">=</mo>
        <mi>M</mi>
      </mrow>
      <mi>–</mi>
      <mi>m</mi>
    </mrow>
    <annotation encoding="StarMath 5.0">R_n = M – m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+</mo>
      <mi>…</mi>
      <mo stretchy="false">+</mo>
      <msub>
        <mi>X</mi>
        <mi>n</mi>
      </msub>
    </mrow>
    <annotation encoding="StarMath 5.0">X_1 + … + X_n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3</mn>
        </msub>
      </mrow>
      <mi>–</mi>
      <msub>
        <mi>X</mi>
        <mi>n</mi>
      </msub>
    </mrow>
    <annotation encoding="StarMath 5.0">X_1 + X_3 – X_n</annotation>
  </semantics>
</math>
</file>

<file path=Object 1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… &lt;= X_(n)</annotation>
  </semantics>
</math>
</file>

<file path=Object 14/content.xml><?xml version="1.0" encoding="utf-8"?>
<math xmlns="http://www.w3.org/1998/Math/MathML" display="block">
  <semantics>
    <mrow>
      <msub>
        <mi>X</mi>
        <mtext>1,n</mtext>
      </msub>
      <mo stretchy="false">≤</mo>
      <mi>…</mi>
      <mo stretchy="false">≤</mo>
      <msub>
        <mi>X</mi>
        <mtext>n,n</mtext>
      </msub>
    </mrow>
    <annotation encoding="StarMath 5.0">X_"1,n" &lt;= … &lt;= X_"n,n"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16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i>n</mi>
            </mrow>
            <mo fence="true" form="postfix" stretchy="false">)</mo>
          </mrow>
        </msub>
        <mo stretchy="false">=</mo>
        <msub>
          <mi>X</mi>
          <mtext>1,n</mtext>
        </msub>
      </mrow>
    </mrow>
    <annotation encoding="StarMath 5.0">max(X_1, …, X_n) = X_(n) = X_"1,n"</annotation>
  </semantics>
</math>
</file>

<file path=Object 17/content.xml><?xml version="1.0" encoding="utf-8"?>
<math xmlns="http://www.w3.org/1998/Math/MathML" display="block">
  <semantics>
    <mrow>
      <mi mathvariant="italic">min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n>1</mn>
            </mrow>
            <mo fence="true" form="postfix" stretchy="false">)</mo>
          </mrow>
        </msub>
        <mo stretchy="false">=</mo>
        <msub>
          <mi>X</mi>
          <mtext>n,n</mtext>
        </msub>
      </mrow>
    </mrow>
    <annotation encoding="StarMath 5.0">min(X_1, …, X_n) = X_(1) = X_"n,n"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…,X_n</annotation>
  </semantics>
</math>
</file>

<file path=Object 19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row>
              <mo stretchy="false">−</mo>
              <mi mathvariant="normal">∞</mi>
            </mrow>
          </mrow>
          <mo fence="true" form="postfix" stretchy="false">)</mo>
        </mrow>
        <mo stretchy="false">=</mo>
        <mn>0</mn>
      </mrow>
    </mrow>
    <annotation encoding="StarMath 5.0">F rsup "*" rsub n(-infinity) = 0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i>A</mi>
                  </mrow>
                </mtd>
              </mtr>
              <mtr>
                <mtd>
                  <mrow>
                    <mn>0</mn>
                    <mi>,</mi>
                    <mover accent="true">
                      <mi>A</mi>
                      <mo stretchy="false">¯</mo>
                    </mover>
                  </mrow>
                </mtd>
              </mtr>
            </mtable>
          </mrow>
          <mo fence="true" form="postfix" stretchy="true">}</mo>
        </mrow>
      </mrow>
    </mrow>
    <annotation encoding="StarMath 5.0">I(A) = left lbrace binom{1, A}{0, bar A} right rbrace </annotation>
  </semantics>
</math>
</file>

<file path=Object 20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 mathvariant="normal">∞</mi>
          </mrow>
          <mo fence="true" form="postfix" stretchy="false">)</mo>
        </mrow>
        <mo stretchy="false">=</mo>
        <mn>1</mn>
      </mrow>
    </mrow>
    <annotation encoding="StarMath 5.0">F^"*"_n(infinity) = 1</annotation>
  </semantics>
</math>
</file>

<file path=Object 21/content.xml><?xml version="1.0" encoding="utf-8"?>
<math xmlns="http://www.w3.org/1998/Math/MathML" display="block">
  <semantics>
    <mrow>
      <mrow>
        <mn>0</mn>
        <mo stretchy="false">≤</mo>
        <msubsup>
          <mi>F</mi>
          <mi>n</mi>
          <mtext>*</mtext>
        </msub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</mn>
      </mrow>
    </mrow>
    <annotation encoding="StarMath 5.0">0 &lt;= F rsup "*" rsub  n(x) &lt;= 1</annotation>
  </semantics>
</math>
</file>

<file path=Object 22/content.xml><?xml version="1.0" encoding="utf-8"?>
<math xmlns="http://www.w3.org/1998/Math/MathML" display="block">
  <semantics>
    <mrow>
      <msub>
        <mtext>sup</mtext>
        <mi>x</mi>
      </msub>
      <mrow>
        <mo fence="true" form="prefix" stretchy="false">|</mo>
        <mrow>
          <mrow>
            <msubsup>
              <mi>F</mi>
              <mi>n</mi>
              <mtext>*</mtext>
            </msubsup>
            <mrow>
              <mo fence="true" form="prefix" stretchy="false">(</mo>
              <mrow>
                <mi>x</mi>
              </mrow>
              <mo fence="true" form="postfix" stretchy="false">)</mo>
            </mrow>
            <mi>–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|</mo>
      </mrow>
      <mtable>
        <mtr>
          <mtd>
            <mrow>
              <mi>п</mi>
              <mn>.</mn>
              <mi>н</mi>
            </mrow>
          </mtd>
        </mtr>
        <mtr>
          <mtd>
            <mo stretchy="false">→</mo>
          </mtd>
        </mtr>
      </mtable>
      <mn>0</mn>
    </mrow>
    <annotation encoding="StarMath 5.0">"sup"_x lline F^"*"_n (x) – F(x) rline binom{п.н}{-&gt;} 0</annotation>
  </semantics>
</math>
</file>

<file path=Object 2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sub>
        <mi>X</mi>
        <mrow>
          <mo fence="true" form="prefix" stretchy="false">(</mo>
          <mrow>
            <mn>2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X_(2) &lt;= … &lt;= X_(n)</annotation>
  </semantics>
</math>
</file>

<file path=Object 24/content.xml><?xml version="1.0" encoding="utf-8"?>
<math xmlns="http://www.w3.org/1998/Math/MathML" display="block">
  <semantics>
    <msub>
      <mi>Х</mi>
      <mrow>
        <mo fence="true" form="prefix" stretchy="false">(</mo>
        <mrow>
          <mi>k</mi>
        </mrow>
        <mo fence="true" form="postfix" stretchy="false">)</mo>
      </mrow>
    </msub>
    <annotation encoding="StarMath 5.0">Х_(k)</annotation>
  </semantics>
</math>
</file>

<file path=Object 25/content.xml><?xml version="1.0" encoding="utf-8"?>
<math xmlns="http://www.w3.org/1998/Math/MathML" display="block">
  <semantics>
    <msub>
      <mi>Х</mi>
      <mrow>
        <mo fence="true" form="prefix" stretchy="false">(</mo>
        <mrow>
          <mn>2</mn>
        </mrow>
        <mo fence="true" form="postfix" stretchy="false">)</mo>
      </mrow>
    </msub>
    <annotation encoding="StarMath 5.0">Х_(2)</annotation>
  </semantics>
</math>
</file>

<file path=Object 26/content.xml><?xml version="1.0" encoding="utf-8"?>
<math xmlns="http://www.w3.org/1998/Math/MathML" display="block">
  <semantics>
    <msub>
      <mi>Х</mi>
      <mrow>
        <mo fence="true" form="prefix" stretchy="false">(</mo>
        <mrow>
          <mn>1</mn>
        </mrow>
        <mo fence="true" form="postfix" stretchy="false">)</mo>
      </mrow>
    </msub>
    <annotation encoding="StarMath 5.0">Х_(1)</annotation>
  </semantics>
</math>
</file>

<file path=Object 2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2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2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0/content.xml><?xml version="1.0" encoding="utf-8"?>
<math xmlns="http://www.w3.org/1998/Math/MathML" display="block">
  <semantics>
    <mrow>
      <mrow>
        <msub>
          <mi>n</mi>
          <mn>1</mn>
        </msub>
        <mo stretchy="false">+</mo>
        <msub>
          <mi>n</mi>
          <mn>2</mn>
        </msub>
        <mo stretchy="false">+</mo>
        <msub>
          <mi>n</mi>
          <mn>3</mn>
        </msub>
        <mo stretchy="false">+</mo>
        <mn>...</mn>
        <mo stretchy="false">+</mo>
        <msub>
          <mi>n</mi>
          <mi>k</mi>
        </msub>
      </mrow>
      <mo stretchy="false">=</mo>
      <mi>n</mi>
    </mrow>
    <annotation encoding="StarMath 5.0">n_1 + n_2 + n_3 +...+ n_k = n</annotation>
  </semantics>
</math>
</file>

<file path=Object 31/content.xml><?xml version="1.0" encoding="utf-8"?>
<math xmlns="http://www.w3.org/1998/Math/MathML" display="block">
  <semantics>
    <msub>
      <mi>n</mi>
      <mi>j</mi>
    </msub>
    <annotation encoding="StarMath 5.0">n_j </annotation>
  </semantics>
</math>
</file>

<file path=Object 32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b>
            <mi>n</mi>
            <mi>x</mi>
          </msub>
          <mi>n</mi>
        </mfrac>
      </mrow>
    </mrow>
    <annotation encoding="StarMath 5.0">F^"*"_n(x) = n_x over n</annotation>
  </semantics>
</math>
</file>

<file path=Object 33/content.xml><?xml version="1.0" encoding="utf-8"?>
<math xmlns="http://www.w3.org/1998/Math/MathML" display="block">
  <semantics>
    <mrow>
      <msub>
        <mi>ϖ</mi>
        <mi>i</mi>
      </msub>
      <mo stretchy="false">=</mo>
      <mfrac>
        <msub>
          <mi>n</mi>
          <mi>i</mi>
        </msub>
        <mi>n</mi>
      </mfrac>
    </mrow>
    <annotation encoding="StarMath 5.0">%varpi _i = n_i over n</annotation>
  </semantics>
</math>
</file>

<file path=Object 34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f_n(x)</annotation>
  </semantics>
</math>
</file>

<file path=Object 35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f_n(x) → f(x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f(x) = F'(x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=</mo>
            <mi>x</mi>
          </mrow>
        </mrow>
        <mo fence="true" form="postfix" stretchy="false">)</mo>
      </mrow>
    </mrow>
    <annotation encoding="StarMath 5.0">f(x) = P(X = x)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</mrow>
          </mrow>
          <mo fence="true" form="postfix" stretchy="false">)</mo>
        </mrow>
        <mo stretchy="false">=</mo>
        <mi>h</mi>
      </mrow>
      <mrow>
        <mo fence="true" form="prefix" stretchy="false">(</mo>
        <mrow>
          <mi>x</mi>
        </mrow>
        <mo fence="true" form="postfix" stretchy="false">)</mo>
      </mrow>
      <mi>c</mi>
      <mrow>
        <mo fence="true" form="prefix" stretchy="false">(</mo>
        <mrow>
          <mi>a</mi>
        </mrow>
        <mo fence="true" form="postfix" stretchy="false">)</mo>
      </mrow>
      <msup>
        <mi>e</mi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w</mi>
              <mi>i</mi>
            </msub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t</mi>
              <mi>i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sup>
    </mrow>
    <annotation encoding="StarMath 5.0">f(x"|"a) = h(x) c(a) e^sum from i=1 to n {w_i(a) t_i(x)}</annotation>
  </semantics>
</math>
</file>

<file path=Object 39/content.xml><?xml version="1.0" encoding="utf-8"?>
<math xmlns="http://www.w3.org/1998/Math/MathML" display="block">
  <semantics>
    <mrow>
      <mi>c</mi>
      <mi>,</mi>
      <mrow>
        <mi>h</mi>
        <mo stretchy="false">&gt;</mo>
        <mn>0</mn>
      </mrow>
    </mrow>
    <annotation encoding="StarMath 5.0">c, h &gt; 0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p</mi>
            </mrow>
          </mrow>
          <mo fence="true" form="postfix" stretchy="false">)</mo>
        </mrow>
        <mo stretchy="false">=</mo>
        <msubsup>
          <mi>C</mi>
          <mi>n</mi>
          <mi>x</mi>
        </msubsup>
      </mrow>
      <msup>
        <mi>p</mi>
        <mi>x</mi>
      </msup>
      <mrow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row>
            <mo fence="true" form="prefix" stretchy="false">(</mo>
            <mrow>
              <mrow>
                <mi>n</mi>
                <mo stretchy="false">−</mo>
                <mi>x</mi>
              </mrow>
            </mrow>
            <mo fence="true" form="postfix" stretchy="false">)</mo>
          </mrow>
        </msup>
        <mo stretchy="false">=</mo>
        <msubsup>
          <mi>C</mi>
          <mi>n</mi>
          <mi>x</mi>
        </msubsup>
      </mrow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i>n</mi>
      </msup>
      <msup>
        <mi>e</mi>
        <mrow>
          <mi mathvariant="italic">xln</mi>
          <mrow>
            <mo fence="true" form="prefix" stretchy="true">(</mo>
            <mrow>
              <mfrac>
                <mi>p</mi>
                <mrow>
                  <mn>1</mn>
                  <mo stretchy="false">−</mo>
                  <mi>p</mi>
                </mrow>
              </mfrac>
            </mrow>
            <mo fence="true" form="postfix" stretchy="true">)</mo>
          </mrow>
        </mrow>
      </msup>
    </mrow>
    <annotation encoding="StarMath 5.0">f(x"|"p) = C^x_n p^x (1-p)^(n-x) = C^x_n (1-p)^n e^{xln left(p over {1-p} right)}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sup>
          <mi>C</mi>
          <mi>n</mi>
          <mi>x</mi>
        </msubsup>
      </mrow>
      <mi>,</mi>
      <mi>c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i>n</mi>
        </msup>
      </mrow>
      <mi>,</mi>
      <mrow>
        <msub>
          <mi>w</mi>
          <mn>1</mn>
        </msub>
        <mo stretchy="false">=</mo>
        <mi>ln</mi>
      </mrow>
      <mrow>
        <mo fence="true" form="prefix" stretchy="true">(</mo>
        <mrow>
          <mfrac>
            <mi>p</mi>
            <mrow>
              <mn>1</mn>
              <mo stretchy="false">−</mo>
              <mi>p</mi>
            </mrow>
          </mfrac>
        </mrow>
        <mo fence="true" form="postfix" stretchy="true">)</mo>
      </mrow>
      <mi>,</mi>
      <mrow>
        <msub>
          <mi>t</mi>
          <mn>1</mn>
        </msub>
        <mo stretchy="false">=</mo>
        <mi>x</mi>
      </mrow>
    </mrow>
    <annotation encoding="StarMath 5.0">h(x) = C^x_n, c(p) = (1-p)^n, w_1 = ln left( p over {1-p} right), t_1 = x</annotation>
  </semantics>
</math>
</file>

<file path=Object 42/content.xml><?xml version="1.0" encoding="utf-8"?>
<math xmlns="http://www.w3.org/1998/Math/MathML" display="block">
  <semantics>
    <mrow>
      <mi mathvariant="italic">EX</mi>
      <mo stretchy="false">=</mo>
      <mi>a</mi>
    </mrow>
    <annotation encoding="StarMath 5.0">EX = a</annotation>
  </semantics>
</math>
</file>

<file path=Object 43/content.xml><?xml version="1.0" encoding="utf-8"?>
<math xmlns="http://www.w3.org/1998/Math/MathML" display="block">
  <semantics>
    <mrow>
      <mi mathvariant="italic">DX</mi>
      <mo stretchy="false">=</mo>
      <msup>
        <mi>σ</mi>
        <mn>2</mn>
      </msup>
    </mrow>
    <annotation encoding="StarMath 5.0">DX = %sigma^2</annotation>
  </semantics>
</math>
</file>

<file path=Object 44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1 over n sum from i = 1 to n X_i</annotation>
  </semantics>
</math>
</file>

<file path=Object 45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i>–</mi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1 over {n-1} sum from i = 1 to n (X_i – bar X)^2</annotation>
  </semantics>
</math>
</file>

<file path=Object 4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4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ϖ</mi>
          <mi>i</mi>
        </msub>
      </mrow>
      <mo stretchy="false">=</mo>
      <mi>n</mi>
    </mrow>
    <annotation encoding="StarMath 5.0">sum from i = 1 to n %varpi_i = n</annotation>
  </semantics>
</math>
</file>

<file path=Object 49/content.xml><?xml version="1.0" encoding="utf-8"?>
<math xmlns="http://www.w3.org/1998/Math/MathML" display="block">
  <semantics>
    <mrow>
      <mi>i</mi>
      <mo stretchy="false">=</mo>
      <mover accent="true">
        <mrow>
          <mo fence="true" form="prefix" stretchy="false">(</mo>
          <mrow>
            <mrow>
              <mn>1,2</mn>
              <mi>,</mi>
              <mn>...</mn>
              <mi>,</mi>
              <mi>n</mi>
            </mrow>
          </mrow>
          <mo fence="true" form="postfix" stretchy="false">)</mo>
        </mrow>
        <mo stretchy="false">¯</mo>
      </mover>
    </mrow>
    <annotation encoding="StarMath 5.0">i = bar (1,2,...,n)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5/content.xml><?xml version="1.0" encoding="utf-8"?>
<math xmlns="http://www.w3.org/1998/Math/MathML" display="block">
  <semantics>
    <msub>
      <mi>X</mi>
      <mrow>
        <mo fence="true" form="prefix" stretchy="false">(</mo>
        <mrow>
          <mi>k</mi>
        </mrow>
        <mo fence="true" form="postfix" stretchy="false">)</mo>
      </mrow>
    </msub>
    <annotation encoding="StarMath 5.0">X_(k)</annotation>
  </semantics>
</math>
</file>

<file path=Object 56/content.xml><?xml version="1.0" encoding="utf-8"?>
<math xmlns="http://www.w3.org/1998/Math/MathML" display="block">
  <semantics>
    <mi>k</mi>
    <annotation encoding="StarMath 5.0">k</annotation>
  </semantics>
</math>
</file>

<file path=Object 5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sup>
                <mi>S</mi>
                <mn>2</mn>
              </msup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sup>
                        <mi>X</mi>
                        <mi>i</mi>
                        <mn>2</mn>
                      </msubsup>
                      <mi>–</mi>
                      <mn>2</mn>
                      <mover accent="true">
                        <mi>X</mi>
                        <mo stretchy="false">¯</mo>
                      </mover>
                      <mrow>
                        <msub>
                          <mi>X</mi>
                          <mi>i</mi>
                        </msub>
                        <mo stretchy="false">+</mo>
                        <mover accent="true">
                          <msup>
                            <mi>X</mi>
                            <mn>2</mn>
                          </msup>
                          <mo stretchy="false"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=</mo>
              <mrow/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i>–</mi>
            <mn>2</mn>
            <mover accent="true">
              <mi>X</mi>
              <mo stretchy="false">¯</mo>
            </mover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o stretchy="false">+</mo>
              <mi>n</mi>
            </mrow>
            <mrow>
              <mover accent="true">
                <msup>
                  <mi>X</mi>
                  <mn>2</mn>
                </msup>
                <mo stretchy="false">¯</mo>
              </mover>
              <mo stretchy="false">=</mo>
              <mrow>
                <munderover>
                  <mo stretchy="false">∑</mo>
                  <mrow>
                    <mi>i</mi>
                    <mo stretchy="false">=</mo>
                    <mi>p</mi>
                  </mrow>
                  <mi>n</mi>
                </munderover>
                <msubsup>
                  <mi>X</mi>
                  <mi>i</mi>
                  <mn>2</mn>
                </msubsup>
              </mrow>
            </mrow>
            <mi>–</mi>
            <mi>n</mi>
            <mover accent="true">
              <msup>
                <mi>X</mi>
                <mn>2</mn>
              </msup>
              <mo stretchy="false">¯</mo>
            </mover>
            <mrow>
              <mo fence="true" form="prefix" stretchy="false">(</mo>
              <mrow>
                <mtext>*</mtext>
              </mrow>
              <mo fence="true" form="postfix" stretchy="false">)</mo>
            </mrow>
          </mrow>
        </mtd>
      </mtr>
    </mtable>
    <annotation encoding="StarMath 5.0">(n-1) S^2 = sum from i = 1 to n (X^2_i – 2 bar X X_i + bar X^2) = {} newline sum from i = 1 to n X^2_i – 2 bar X sum from i = 1 to n X_i + n bar X^2 = sum from i = p to n X^2_i – n bar X^2 ("*")</annotation>
  </semantics>
</math>
</file>

<file path=Object 59/content.xml><?xml version="1.0" encoding="utf-8"?>
<math xmlns="http://www.w3.org/1998/Math/MathML" display="block">
  <semantics>
    <mrow>
      <mi>E</mi>
      <mrow>
        <mover accent="true">
          <mi>X</mi>
          <mo stretchy="false">¯</mo>
        </mover>
        <mo stretchy="false">=</mo>
        <mi>a</mi>
      </mrow>
    </mrow>
    <annotation encoding="StarMath 5.0">E bar X= a</annotation>
  </semantics>
</math>
</file>

<file path=Object 6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g(X_1, …, X_n)</annotation>
  </semantics>
</math>
</file>

<file path=Object 60/content.xml><?xml version="1.0" encoding="utf-8"?>
<math xmlns="http://www.w3.org/1998/Math/MathML" display="block">
  <semantics>
    <mrow>
      <mi>D</mi>
      <mrow>
        <mover accent="true">
          <mi>X</mi>
          <mo stretchy="false">¯</mo>
        </mover>
        <mo stretchy="false">=</mo>
        <mi>D</mi>
      </mrow>
      <mrow>
        <mrow>
          <mo fence="true" form="prefix" stretchy="true">(</mo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i>n</mi>
            </mfrac>
          </mrow>
          <mo fence="true" form="postfix" stretchy="true">)</mo>
        </mrow>
        <mo stretchy="false">=</mo>
        <mfrac>
          <msup>
            <mi>σ</mi>
            <mn>2</mn>
          </msup>
          <mi>n</mi>
        </mfrac>
      </mrow>
    </mrow>
    <annotation encoding="StarMath 5.0">D bar X = D left(sum from i = 1 to n X_i over n right) = %sigma^2 over n</annotation>
  </semantics>
</math>
</file>

<file path=Object 61/content.xml><?xml version="1.0" encoding="utf-8"?>
<math xmlns="http://www.w3.org/1998/Math/MathML" display="block">
  <semantics>
    <mi>х</mi>
    <annotation encoding="StarMath 5.0">х</annotation>
  </semantics>
</math>
</file>

<file path=Object 62/content.xml><?xml version="1.0" encoding="utf-8"?>
<math xmlns="http://www.w3.org/1998/Math/MathML" display="block">
  <semantics>
    <mi>х</mi>
    <annotation encoding="StarMath 5.0">х</annotation>
  </semantics>
</math>
</file>

<file path=Object 63/content.xml><?xml version="1.0" encoding="utf-8"?>
<math xmlns="http://www.w3.org/1998/Math/MathML" display="block">
  <semantics>
    <mi>а</mi>
    <annotation encoding="StarMath 5.0">а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66/content.xml><?xml version="1.0" encoding="utf-8"?>
<math xmlns="http://www.w3.org/1998/Math/MathML" display="block">
  <semantics>
    <mi>F</mi>
    <annotation encoding="StarMath 5.0">F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n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n</mi>
              <mi>k</mi>
            </msub>
          </mrow>
        </mrow>
        <mo fence="true" form="postfix" stretchy="false">)</mo>
      </mrow>
    </mrow>
    <annotation encoding="StarMath 5.0">(x_1, n_1), …, (x_k, n_k)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ϖ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ϖ</mi>
              <mi>k</mi>
            </msub>
          </mrow>
        </mrow>
        <mo fence="true" form="postfix" stretchy="false">)</mo>
      </mrow>
    </mrow>
    <annotation encoding="StarMath 5.0">(x_1, %varpi_1), …, (x_k, %varpi_k)</annotation>
  </semantics>
</math>
</file>

<file path=Object 6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832cm" svg:height="7.78cm" xlink:href="." xlink:type="simple" chart:class="chart:line" chart:style-name="ch1">
        <chart:plot-area chart:style-name="ch2" svg:x="0.276cm" svg:y="0.155cm" svg:width="13.28cm" svg:height="7.47cm">
          <chart:coordinate-region svg:x="0.91cm" svg:y="0.354cm" svg:width="12.549cm" svg:height="6.6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7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7cm" svg:height="6.81cm" xlink:href="." xlink:type="simple" chart:class="chart:bar" chart:style-name="ch1">
        <chart:plot-area chart:style-name="ch2" svg:x="0.242cm" svg:y="0.136cm" svg:width="11.623cm" svg:height="6.538cm">
          <chart:coordinate-region svg:x="0.876cm" svg:y="0.336cm" svg:width="10.989cm" svg:height="5.6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B$2:.$B$6" chart:label-cell-address="local-table.$B$1" chart:class="chart:bar">
            <chart:data-point chart:repeated="5"/>
          </chart:series>
          <chart:series chart:style-name="ch6" chart:values-cell-range-address="local-table.$C$2:.$C$6" chart:label-cell-address="local-table.$C$1" chart:class="chart:bar">
            <chart:data-point chart:repeated="5"/>
          </chart:series>
          <chart:series chart:style-name="ch7" chart:values-cell-range-address="local-table.$D$2:.$D$6" chart:label-cell-address="local-table.$D$1" chart:class="chart:bar">
            <chart:data-point chart:repeated="5"/>
          </chart:series>
          <chart:series chart:style-name="ch8" chart:values-cell-range-address="local-table.$E$2:.$E$6" chart:label-cell-address="local-table.$E$1" chart:class="chart:bar">
            <chart:data-point chart:repeated="5"/>
          </chart:series>
          <chart:series chart:style-name="ch9" chart:values-cell-range-address="local-table.$F$2:.$F$6" chart:label-cell-address="local-table.$F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-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7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3/content.xml><?xml version="1.0" encoding="utf-8"?>
<math xmlns="http://www.w3.org/1998/Math/MathML" display="block">
  <semantics>
    <mrow>
      <mi mathvariant="italic">биномиальное</mi>
      <mrow>
        <mi mathvariant="italic">распределение</mi>
        <mo stretchy="false">∈</mo>
        <mi mathvariant="italic">экспоненциальному</mi>
      </mrow>
      <mi mathvariant="italic">семейству</mi>
      <mi mathvariant="italic">распределений</mi>
    </mrow>
    <annotation encoding="StarMath 5.0">биномиальное распределение in экспоненциальному семейству распределений
</annotation>
  </semantics>
</math>
</file>

<file path=Object 74/content.xml><?xml version="1.0" encoding="utf-8"?>
<math xmlns="http://www.w3.org/1998/Math/MathML" display="block">
  <semantics>
    <mrow>
      <mi mathvariant="italic">распределение</mi>
      <mrow>
        <mi mathvariant="italic">Коши</mi>
        <mo stretchy="false">∉</mo>
        <mi mathvariant="italic">экспоненциальному</mi>
      </mrow>
      <mi mathvariant="italic">семейству</mi>
      <mi mathvariant="italic">распределений</mi>
    </mrow>
    <annotation encoding="StarMath 5.0">распределение Коши notin экспоненциальному семейству распределений</annotation>
  </semantics>
</math>
</file>

<file path=Object 75/content.xml><?xml version="1.0" encoding="utf-8"?>
<math xmlns="http://www.w3.org/1998/Math/MathML" display="block">
  <semantics>
    <mi>F</mi>
    <annotation encoding="StarMath 5.0">F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77/content.xml><?xml version="1.0" encoding="utf-8"?>
<math xmlns="http://www.w3.org/1998/Math/MathML" display="block">
  <semantics>
    <mrow>
      <mi>n</mi>
      <mo stretchy="false">=</mo>
      <mn>1000</mn>
    </mrow>
    <annotation encoding="StarMath 5.0">n = 1000</annotation>
  </semantics>
</math>
</file>

<file path=Object 78/content.xml><?xml version="1.0" encoding="utf-8"?>
<math xmlns="http://www.w3.org/1998/Math/MathML" display="block">
  <semantics>
    <mi>n</mi>
    <annotation encoding="StarMath 5.0">n</annotation>
  </semantics>
</math>
</file>

<file path=Object 7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i mathvariant="italic">min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in(X_1, …, X_n)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up>
                <mi mathvariant="italic">ES</mi>
                <mn>2</mn>
              </msup>
              <mo stretchy="false">=</mo>
              <mrow>
                <mo fence="true" form="prefix" stretchy="false">(</mo>
                <mrow>
                  <mtext>*</mtext>
                </mrow>
                <mo fence="true" form="postfix" stretchy="false">)</mo>
              </mrow>
              <mo stretchy="false">=</mo>
              <mfrac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frac>
            </mrow>
            <mrow>
              <mrow>
                <mo fence="true" form="prefix" stretchy="true">(</mo>
                <mrow>
                  <mrow>
                    <mi>E</mi>
                    <mrow>
                      <mrow>
                        <mo fence="true" form="prefix" stretchy="true">(</mo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sup>
                              <mi>X</mi>
                              <mi>i</mi>
                              <mn>2</mn>
                            </msubsup>
                          </mrow>
                        </mrow>
                        <mo fence="true" form="postfix" stretchy="true">)</mo>
                      </mrow>
                      <mo stretchy="false">−</mo>
                      <mi mathvariant="italic">nE</mi>
                    </mrow>
                    <mover accent="true">
                      <msup>
                        <mi>X</mi>
                        <mn>2</mn>
                      </msup>
                      <mo stretchy="false">¯</mo>
                    </mover>
                  </mrow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i>n</mi>
                <mo stretchy="false">−</mo>
                <mn>1</mn>
              </mrow>
            </mfrac>
            <mrow>
              <mrow>
                <mo fence="true" form="prefix" stretchy="true">(</mo>
                <mrow>
                  <mrow>
                    <mrow>
                      <mrow>
                        <mo fence="true" form="prefix" stretchy="tru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i>n</mi>
                              </munderover>
                              <msub>
                                <mi mathvariant="italic">DX</mi>
                                <mi>i</mi>
                              </msub>
                            </mrow>
                            <mo stretchy="false">+</mo>
                            <msup>
                              <mrow>
                                <mo fence="true" form="prefix" stretchy="false">(</mo>
                                <mrow>
                                  <msub>
                                    <mi mathvariant="italic">EX</mi>
                                    <mi>i</mi>
                                  </msub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  <mo fence="true" form="postfix" stretchy="true">)</mo>
                      </mrow>
                      <mo stretchy="false">−</mo>
                      <mi mathvariant="italic">nE</mi>
                    </mrow>
                    <mover accent="true">
                      <msup>
                        <mi>X</mi>
                        <mn>2</mn>
                      </msup>
                      <mo stretchy="false">¯</mo>
                    </mover>
                  </mrow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i>n</mi>
                <mo stretchy="false">−</mo>
                <mn>1</mn>
              </mrow>
            </mfrac>
            <mrow>
              <mrow>
                <mo fence="true" form="prefix" stretchy="tru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i>n</mi>
                            <mrow>
                              <msup>
                                <mi>σ</mi>
                                <mn>2</mn>
                              </msup>
                              <mo stretchy="false">+</mo>
                              <msup>
                                <mi mathvariant="italic">na</mi>
                                <mn>2</mn>
                              </msup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i>n</mi>
                    </mrow>
                    <mrow>
                      <mo fence="true" form="prefix" stretchy="false">(</mo>
                      <mrow>
                        <mrow>
                          <mi>D</mi>
                          <mrow>
                            <mover accent="true">
                              <mi>X</mi>
                              <mo stretchy="false">¯</mo>
                            </mover>
                            <mo stretchy="false">+</mo>
                            <msup>
                              <mrow>
                                <mo fence="true" form="prefix" stretchy="false">(</mo>
                                <mrow>
                                  <mrow>
                                    <mi>E</mi>
                                    <mover accent="true">
                                      <mi>X</mi>
                                      <mo stretchy="false">¯</mo>
                                    </mover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=</mo>
              <msup>
                <mi>σ</mi>
                <mn>2</mn>
              </msup>
            </mrow>
          </mrow>
        </mtd>
      </mtr>
    </mtable>
    <annotation encoding="StarMath 5.0">ES^2 =  ("*") = 1 over ( n-1 ) left ( E left( sum from i = 1 to n X^2_i right) - nE bar X^2 right ) = {} newline 1 over { n-1 } left ( left( sum from i = 1 to n DX_i + (EX_i)^2 right) - nE bar X^2 right ) = {} newline 1 over {n-1} left( (n%sigma^2 + na^2) - n(D bar X + (E bar X)^2 ) right) = %sigma^2</annotation>
  </semantics>
</math>
</file>

<file path=Object 8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  <mi>,</mi>
              <msup>
                <mi>σ</mi>
                <mn>2</mn>
              </msup>
            </mrow>
          </mrow>
          <mo fence="true" form="postfix" stretchy="false">)</mo>
        </mrow>
        <mo stretchy="false">=</mo>
        <mfrac>
          <mn>1</mn>
          <mrow>
            <msqrt>
              <mrow>
                <mn>2</mn>
                <mi>π</mi>
              </mrow>
            </msqrt>
            <mi>σ</mi>
          </mrow>
        </mfrac>
      </mrow>
      <msup>
        <mi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a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 x"|"a, %sigma^2 ) = 1 over { sqrt{2 %pi} %sigma } e^ - {(x - a)^2 over {2 %sigma^2}}</annotation>
  </semantics>
</math>
</file>

<file path=Object 82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a</mi>
              <mi>,</mi>
              <msup>
                <mi>σ</mi>
                <mn>2</mn>
              </msup>
            </mrow>
          </mrow>
          <mo fence="true" form="postfix" stretchy="false">)</mo>
        </mrow>
        <mo stretchy="false">=</mo>
        <msup>
          <mi>e</mi>
          <mrow>
            <mo stretchy="false">−</mo>
            <mfrac>
              <msup>
                <mi>a</mi>
                <mn>2</mn>
              </msup>
              <mrow>
                <mn>2</mn>
                <msup>
                  <mi>σ</mi>
                  <mn>2</mn>
                </msup>
              </mrow>
            </mfrac>
          </mrow>
        </msup>
      </mrow>
      <mi>,</mi>
      <mrow>
        <mi>h</mi>
        <mo stretchy="false">=</mo>
        <mn>1</mn>
      </mrow>
      <mi>,</mi>
      <mrow>
        <msub>
          <mi>w</mi>
          <mn>1</mn>
        </msub>
        <mo stretchy="false">=</mo>
        <mfrac>
          <mrow>
            <mo stretchy="false">−</mo>
            <mn>1</mn>
          </mrow>
          <mrow>
            <mn>2</mn>
            <msup>
              <mi>σ</mi>
              <mn>2</mn>
            </msup>
          </mrow>
        </mfrac>
      </mrow>
      <mi>,</mi>
      <mrow>
        <msub>
          <mi>w</mi>
          <mn>2</mn>
        </msub>
        <mo stretchy="false">=</mo>
        <mfrac>
          <mi>a</mi>
          <msup>
            <mi>σ</mi>
            <mn>2</mn>
          </msup>
        </mfrac>
      </mrow>
      <mi>,</mi>
      <mrow>
        <msub>
          <mi>t</mi>
          <mn>1</mn>
        </msub>
        <mo stretchy="false">=</mo>
        <msup>
          <mi>x</mi>
          <mn>2</mn>
        </msup>
      </mrow>
      <mi>,</mi>
      <mrow>
        <msub>
          <mi>t</mi>
          <mn>2</mn>
        </msub>
        <mo stretchy="false">=</mo>
        <mi>x</mi>
      </mrow>
    </mrow>
    <annotation encoding="StarMath 5.0">c( a, %sigma^2 ) = e^ - {a^2 over {2 %sigma^2} }, h = 1, w_1 = -1 over { 2 %sigma^2 }, w_2 = a over %sigma^2, t_1 = x^2, t_2 = x</annotation>
  </semantics>
</math>
</file>

<file path=Object 83/content.xml><?xml version="1.0" encoding="utf-8"?>
<math xmlns="http://www.w3.org/1998/Math/MathML" display="block">
  <semantics>
    <mrow>
      <mi mathvariant="italic">нормальное</mi>
      <mrow>
        <mi mathvariant="italic">распределение</mi>
        <mo stretchy="false">∈</mo>
        <mi mathvariant="italic">экспоненциальному</mi>
      </mrow>
      <mi mathvariant="italic">семейству</mi>
      <mi mathvariant="italic">распределений</mi>
    </mrow>
    <annotation encoding="StarMath 5.0">нормальное распределение in экспоненциальному семейству распределений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  <mi>,</mi>
              <mi>σ</mi>
            </mrow>
          </mrow>
          <mo fence="true" form="postfix" stretchy="false">)</mo>
        </mrow>
        <mo stretchy="false">=</mo>
        <mfrac>
          <mn>1</mn>
          <mrow>
            <mo fence="true" form="prefix" stretchy="true">(</mo>
            <mrow>
              <mrow>
                <mi>a</mi>
                <mi>σ</mi>
                <mrow>
                  <mo fence="true" form="prefix" stretchy="true">(</mo>
                  <mrow>
                    <mrow>
                      <mn>1</mn>
                      <mo stretchy="false">+</mo>
                      <msup>
                        <mrow>
                          <mo fence="true" form="prefix" stretchy="true">(</mo>
                          <mrow>
                            <mfrac>
                              <mrow>
                                <mi>x</mi>
                                <mo stretchy="false">−</mo>
                                <mi>a</mi>
                              </mrow>
                              <mi>σ</mi>
                            </mfrac>
                          </mrow>
                          <mo fence="true" form="postfix" stretchy="true">)</mo>
                        </mrow>
                        <mn>2</mn>
                      </msup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</mfrac>
      </mrow>
    </mrow>
    <annotation encoding="StarMath 5.0">f( x"|"a, %sigma ) = 1 over left ( a %sigma left (1 + left ( {x-a} over %sigma right )^2 right ) right ) 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ax(X_1, …, X_n)</annotation>
  </semantics>
</math>
</file>